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f2d63" officeooo:paragraph-rsid="003351d0" style:font-size-asian="11pt" style:font-size-complex="11pt"/>
    </style:style>
    <style:style style:name="P3" style:family="paragraph" style:parent-style-name="Standard">
      <style:text-properties fo:font-size="11pt" officeooo:rsid="002020a6" officeooo:paragraph-rsid="003351d0" style:font-size-asian="11pt" style:font-size-complex="11pt"/>
    </style:style>
    <style:style style:name="P4" style:family="paragraph" style:parent-style-name="Standard">
      <style:text-properties fo:font-size="11pt" officeooo:rsid="00217d6d" officeooo:paragraph-rsid="00217d6d" style:font-size-asian="11pt" style:font-size-complex="11pt"/>
    </style:style>
    <style:style style:name="P5" style:family="paragraph" style:parent-style-name="Standard">
      <style:text-properties fo:font-size="11pt" officeooo:rsid="00217d6d" officeooo:paragraph-rsid="003351d0" style:font-size-asian="11pt" style:font-size-complex="11pt"/>
    </style:style>
    <style:style style:name="P6" style:family="paragraph" style:parent-style-name="Standard">
      <style:text-properties fo:font-size="11pt" officeooo:rsid="0022a062" officeooo:paragraph-rsid="0022a062" style:font-size-asian="11pt" style:font-size-complex="11pt"/>
    </style:style>
    <style:style style:name="P7" style:family="paragraph" style:parent-style-name="Standard">
      <style:text-properties fo:font-size="11pt" officeooo:rsid="0022a062" officeooo:paragraph-rsid="003351d0" style:font-size-asian="11pt" style:font-size-complex="11pt"/>
    </style:style>
    <style:style style:name="P8" style:family="paragraph" style:parent-style-name="Standard">
      <style:text-properties fo:font-size="11pt" officeooo:rsid="00235a7d" officeooo:paragraph-rsid="00235a7d" style:font-size-asian="11pt" style:font-size-complex="11pt"/>
    </style:style>
    <style:style style:name="P9" style:family="paragraph" style:parent-style-name="Standard">
      <style:text-properties fo:font-size="11pt" officeooo:rsid="00235a7d" officeooo:paragraph-rsid="0026eb75" style:font-size-asian="11pt" style:font-size-complex="11pt"/>
    </style:style>
    <style:style style:name="P10" style:family="paragraph" style:parent-style-name="Standard">
      <style:text-properties fo:font-size="11pt" officeooo:rsid="00235a7d" officeooo:paragraph-rsid="002d3269" style:font-size-asian="11pt" style:font-size-complex="11pt"/>
    </style:style>
    <style:style style:name="P11" style:family="paragraph" style:parent-style-name="Standard">
      <style:text-properties fo:font-size="11pt" officeooo:rsid="00235a7d" officeooo:paragraph-rsid="003351d0" style:font-size-asian="11pt" style:font-size-complex="11pt"/>
    </style:style>
    <style:style style:name="P12" style:family="paragraph" style:parent-style-name="Standard">
      <style:text-properties fo:font-size="11pt" officeooo:rsid="00241faf" officeooo:paragraph-rsid="00241faf" style:font-size-asian="11pt" style:font-size-complex="11pt"/>
    </style:style>
    <style:style style:name="P13" style:family="paragraph" style:parent-style-name="Standard">
      <style:text-properties fo:font-size="11pt" officeooo:rsid="00241faf" officeooo:paragraph-rsid="003351d0" style:font-size-asian="11pt" style:font-size-complex="11pt"/>
    </style:style>
    <style:style style:name="P14" style:family="paragraph" style:parent-style-name="Standard">
      <style:text-properties fo:font-size="11pt" officeooo:rsid="00251cbe" officeooo:paragraph-rsid="00251cbe" style:font-size-asian="11pt" style:font-size-complex="11pt"/>
    </style:style>
    <style:style style:name="P15" style:family="paragraph" style:parent-style-name="Standard">
      <style:text-properties fo:font-size="11pt" officeooo:rsid="00251cbe" officeooo:paragraph-rsid="003351d0" style:font-size-asian="11pt" style:font-size-complex="11pt"/>
    </style:style>
    <style:style style:name="P16" style:family="paragraph" style:parent-style-name="Standard">
      <style:text-properties fo:font-size="11pt" officeooo:rsid="0025f7a3" officeooo:paragraph-rsid="0025f7a3" style:font-size-asian="11pt" style:font-size-complex="11pt"/>
    </style:style>
    <style:style style:name="P17" style:family="paragraph" style:parent-style-name="Standard">
      <style:text-properties fo:font-size="11pt" officeooo:rsid="0025f7a3" officeooo:paragraph-rsid="003351d0" style:font-size-asian="11pt" style:font-size-complex="11pt"/>
    </style:style>
    <style:style style:name="P18" style:family="paragraph" style:parent-style-name="Standard">
      <style:text-properties fo:font-size="11pt" officeooo:rsid="0026eb75" officeooo:paragraph-rsid="0026eb75" style:font-size-asian="11pt" style:font-size-complex="11pt"/>
    </style:style>
    <style:style style:name="P19" style:family="paragraph" style:parent-style-name="Standard">
      <style:text-properties fo:font-size="11pt" officeooo:rsid="0028bd2b" officeooo:paragraph-rsid="0028bd2b" style:font-size-asian="11pt" style:font-size-complex="11pt"/>
    </style:style>
    <style:style style:name="P20" style:family="paragraph" style:parent-style-name="Standard">
      <style:text-properties fo:font-size="11pt" officeooo:rsid="0028bd2b" officeooo:paragraph-rsid="003351d0" style:font-size-asian="11pt" style:font-size-complex="11pt"/>
    </style:style>
    <style:style style:name="P21" style:family="paragraph" style:parent-style-name="Standard">
      <style:text-properties fo:font-size="11pt" officeooo:rsid="0028fa9f" officeooo:paragraph-rsid="0028fa9f" style:font-size-asian="11pt" style:font-size-complex="11pt"/>
    </style:style>
    <style:style style:name="P22" style:family="paragraph" style:parent-style-name="Standard">
      <style:text-properties fo:font-size="11pt" officeooo:rsid="0028fa9f" officeooo:paragraph-rsid="003351d0" style:font-size-asian="11pt" style:font-size-complex="11pt"/>
    </style:style>
    <style:style style:name="P23" style:family="paragraph" style:parent-style-name="Standard">
      <style:text-properties fo:font-size="11pt" officeooo:rsid="002955d6" officeooo:paragraph-rsid="002955d6" style:font-size-asian="11pt" style:font-size-complex="11pt"/>
    </style:style>
    <style:style style:name="P24" style:family="paragraph" style:parent-style-name="Standard">
      <style:text-properties fo:font-size="11pt" officeooo:rsid="002955d6" officeooo:paragraph-rsid="002e9d10" style:font-size-asian="11pt" style:font-size-complex="11pt"/>
    </style:style>
    <style:style style:name="P25" style:family="paragraph" style:parent-style-name="Standard">
      <style:text-properties fo:font-size="11pt" officeooo:rsid="002955d6" officeooo:paragraph-rsid="0031bdd6" style:font-size-asian="11pt" style:font-size-complex="11pt"/>
    </style:style>
    <style:style style:name="P26" style:family="paragraph" style:parent-style-name="Standard">
      <style:text-properties fo:font-size="11pt" officeooo:rsid="002955d6" officeooo:paragraph-rsid="003351d0" style:font-size-asian="11pt" style:font-size-complex="11pt"/>
    </style:style>
    <style:style style:name="P27" style:family="paragraph" style:parent-style-name="Standard">
      <style:text-properties fo:font-size="11pt" officeooo:rsid="00298949" officeooo:paragraph-rsid="002d3269" style:font-size-asian="11pt" style:font-size-complex="11pt"/>
    </style:style>
    <style:style style:name="P28" style:family="paragraph" style:parent-style-name="Standard">
      <style:text-properties fo:font-size="11pt" officeooo:rsid="002b404c" officeooo:paragraph-rsid="002c0198" style:font-size-asian="11pt" style:font-size-complex="11pt"/>
    </style:style>
    <style:style style:name="P29" style:family="paragraph" style:parent-style-name="Standard">
      <style:text-properties fo:font-size="11pt" officeooo:rsid="002c0198" officeooo:paragraph-rsid="002c0198" style:font-size-asian="11pt" style:font-size-complex="11pt"/>
    </style:style>
    <style:style style:name="P30" style:family="paragraph" style:parent-style-name="Standard">
      <style:text-properties fo:font-size="11pt" officeooo:rsid="0031bdd6" officeooo:paragraph-rsid="003351d0" style:font-size-asian="11pt" style:font-size-complex="11pt"/>
    </style:style>
    <style:style style:name="P31" style:family="paragraph" style:parent-style-name="Standard">
      <style:text-properties fo:font-size="11pt" officeooo:rsid="003351d0" officeooo:paragraph-rsid="001f2d63" style:font-size-asian="11pt" style:font-size-complex="11pt"/>
    </style:style>
    <style:style style:name="P32" style:family="paragraph" style:parent-style-name="Standard">
      <style:text-properties fo:font-size="11pt" officeooo:rsid="003351d0" officeooo:paragraph-rsid="0035002e" style:font-size-asian="11pt" style:font-size-complex="11pt"/>
    </style:style>
    <style:style style:name="P33" style:family="paragraph" style:parent-style-name="Standard">
      <style:text-properties fo:font-size="11pt" officeooo:rsid="0035002e" officeooo:paragraph-rsid="0035002e" style:font-size-asian="11pt" style:font-size-complex="11pt"/>
    </style:style>
    <style:style style:name="P34" style:family="paragraph" style:parent-style-name="Standard">
      <style:text-properties style:font-name="Times New Roman" fo:font-size="11pt" officeooo:rsid="002e9d10" officeooo:paragraph-rsid="002e9d10" style:font-name-asian="Andale Sans UI" style:font-size-asian="11pt" style:font-name-complex="Tahoma" style:font-size-complex="11pt"/>
    </style:style>
    <style:style style:name="P35" style:family="paragraph" style:parent-style-name="Standard">
      <style:text-properties style:font-name="Times New Roman" fo:font-size="11pt" officeooo:rsid="0028bd2b" officeooo:paragraph-rsid="0036ab73" style:font-name-asian="Andale Sans UI" style:font-size-asian="11pt" style:font-name-complex="Tahoma" style:font-size-complex="11pt"/>
    </style:style>
    <style:style style:name="P36" style:family="paragraph" style:parent-style-name="Standard">
      <style:text-properties style:font-name="Times New Roman" fo:font-size="11pt" officeooo:rsid="0028bd2b" officeooo:paragraph-rsid="00372aef" style:font-name-asian="Andale Sans UI" style:font-size-asian="11pt" style:font-name-complex="Tahoma" style:font-size-complex="11pt"/>
    </style:style>
    <style:style style:name="P37" style:family="paragraph" style:parent-style-name="Standard">
      <style:text-properties style:font-name="Times New Roman" fo:font-size="11pt" officeooo:rsid="0037f753" officeooo:paragraph-rsid="0037f753" style:font-name-asian="Andale Sans UI" style:font-size-asian="11pt" style:font-name-complex="Tahoma" style:font-size-complex="11pt"/>
    </style:style>
    <style:style style:name="P38" style:family="paragraph" style:parent-style-name="Standard">
      <style:text-properties style:font-name="Times New Roman" fo:font-size="11pt" officeooo:rsid="002955d6" officeooo:paragraph-rsid="0037f753" style:font-name-asian="Andale Sans UI" style:font-size-asian="11pt" style:font-name-complex="Tahoma" style:font-size-complex="11pt"/>
    </style:style>
    <style:style style:name="P39" style:family="paragraph" style:parent-style-name="Standard">
      <style:text-properties style:font-name="Times New Roman" fo:font-size="11pt" officeooo:rsid="002955d6" officeooo:paragraph-rsid="004297d8" style:font-name-asian="Andale Sans UI" style:font-size-asian="11pt" style:font-name-complex="Tahoma" style:font-size-complex="11pt"/>
    </style:style>
    <style:style style:name="P40" style:family="paragraph" style:parent-style-name="Standard">
      <style:text-properties style:font-name="Times New Roman" fo:font-size="11pt" officeooo:rsid="002955d6" officeooo:paragraph-rsid="004b9728" style:font-name-asian="Andale Sans UI" style:font-size-asian="11pt" style:font-name-complex="Tahoma" style:font-size-complex="11pt"/>
    </style:style>
    <style:style style:name="P41" style:family="paragraph" style:parent-style-name="Standard">
      <style:text-properties style:font-name="Times New Roman" fo:font-size="11pt" officeooo:rsid="002955d6" officeooo:paragraph-rsid="004c606e" style:font-name-asian="Andale Sans UI" style:font-size-asian="11pt" style:font-name-complex="Tahoma" style:font-size-complex="11pt"/>
    </style:style>
    <style:style style:name="P42" style:family="paragraph" style:parent-style-name="Standard">
      <style:text-properties style:font-name="Times New Roman" fo:font-size="11pt" officeooo:rsid="0039b3b9" officeooo:paragraph-rsid="0039b3b9" style:font-name-asian="Andale Sans UI" style:font-size-asian="11pt" style:font-name-complex="Tahoma" style:font-size-complex="11pt"/>
    </style:style>
    <style:style style:name="P43" style:family="paragraph" style:parent-style-name="Standard">
      <style:text-properties style:font-name="Times New Roman" fo:font-size="11pt" officeooo:rsid="003cbbee" officeooo:paragraph-rsid="003cbbee" style:font-name-asian="Andale Sans UI" style:font-size-asian="11pt" style:font-name-complex="Tahoma" style:font-size-complex="11pt"/>
    </style:style>
    <style:style style:name="P44" style:family="paragraph" style:parent-style-name="Standard">
      <style:text-properties style:font-name="Times New Roman" fo:font-size="11pt" officeooo:rsid="003fb2e6" officeooo:paragraph-rsid="003fb2e6" style:font-name-asian="Andale Sans UI" style:font-size-asian="11pt" style:font-name-complex="Tahoma" style:font-size-complex="11pt"/>
    </style:style>
    <style:style style:name="P45" style:family="paragraph" style:parent-style-name="Standard">
      <style:text-properties style:font-name="Times New Roman" fo:font-size="11pt" officeooo:rsid="004297d8" officeooo:paragraph-rsid="004297d8" style:font-name-asian="Andale Sans UI" style:font-size-asian="11pt" style:font-name-complex="Tahoma" style:font-size-complex="11pt"/>
    </style:style>
    <style:style style:name="P46" style:family="paragraph" style:parent-style-name="Standard">
      <style:text-properties style:font-name="Times New Roman" fo:font-size="11pt" officeooo:rsid="00446fea" officeooo:paragraph-rsid="004cfc07" style:font-name-asian="Andale Sans UI" style:font-size-asian="11pt" style:font-name-complex="Tahoma" style:font-size-complex="11pt"/>
    </style:style>
    <style:style style:name="P47" style:family="paragraph" style:parent-style-name="Standard">
      <style:text-properties style:font-name="Times New Roman" fo:font-size="11pt" officeooo:rsid="00446fea" officeooo:paragraph-rsid="00512023" style:font-name-asian="Andale Sans UI" style:font-size-asian="11pt" style:font-name-complex="Tahoma" style:font-size-complex="11pt"/>
    </style:style>
    <style:style style:name="P48" style:family="paragraph" style:parent-style-name="Standard">
      <style:text-properties style:font-name="Times New Roman" fo:font-size="11pt" officeooo:rsid="0045ac9b" officeooo:paragraph-rsid="0045ac9b" style:font-name-asian="Andale Sans UI" style:font-size-asian="11pt" style:font-name-complex="Tahoma" style:font-size-complex="11pt"/>
    </style:style>
    <style:style style:name="P49" style:family="paragraph" style:parent-style-name="Standard">
      <style:text-properties style:font-name="Times New Roman" fo:font-size="11pt" officeooo:rsid="0045ac9b" officeooo:paragraph-rsid="004cfc07" style:font-name-asian="Andale Sans UI" style:font-size-asian="11pt" style:font-name-complex="Tahoma" style:font-size-complex="11pt"/>
    </style:style>
    <style:style style:name="P50" style:family="paragraph" style:parent-style-name="Standard">
      <style:text-properties style:font-name="Times New Roman" fo:font-size="11pt" officeooo:rsid="0046d5e6" officeooo:paragraph-rsid="0046d5e6" style:font-name-asian="Andale Sans UI" style:font-size-asian="11pt" style:font-name-complex="Tahoma" style:font-size-complex="11pt"/>
    </style:style>
    <style:style style:name="P51" style:family="paragraph" style:parent-style-name="Standard">
      <style:text-properties style:font-name="Times New Roman" fo:font-size="11pt" officeooo:rsid="0046d5e6" officeooo:paragraph-rsid="004b9728" style:font-name-asian="Andale Sans UI" style:font-size-asian="11pt" style:font-name-complex="Tahoma" style:font-size-complex="11pt"/>
    </style:style>
    <style:style style:name="P52" style:family="paragraph" style:parent-style-name="Standard">
      <style:text-properties style:font-name="Times New Roman" fo:font-size="11pt" officeooo:rsid="0048c776" officeooo:paragraph-rsid="0048c776" style:font-name-asian="Andale Sans UI" style:font-size-asian="11pt" style:font-name-complex="Tahoma" style:font-size-complex="11pt"/>
    </style:style>
    <style:style style:name="P53" style:family="paragraph" style:parent-style-name="Standard">
      <style:text-properties style:font-name="Times New Roman" fo:font-size="11pt" officeooo:rsid="004d5daf" officeooo:paragraph-rsid="004d5daf" style:font-name-asian="Andale Sans UI" style:font-size-asian="11pt" style:font-name-complex="Tahoma" style:font-size-complex="11pt"/>
    </style:style>
    <style:style style:name="P54" style:family="paragraph" style:parent-style-name="Standard">
      <style:text-properties style:font-name="Times New Roman" fo:font-size="11pt" officeooo:rsid="004ec4a2" officeooo:paragraph-rsid="004ec4a2" style:font-name-asian="Andale Sans UI" style:font-size-asian="11pt" style:font-name-complex="Tahoma" style:font-size-complex="11pt"/>
    </style:style>
    <style:style style:name="P55" style:family="paragraph" style:parent-style-name="Standard">
      <style:text-properties style:font-name="Times New Roman" fo:font-size="11pt" officeooo:rsid="004f6ba9" officeooo:paragraph-rsid="004f6ba9" style:font-name-asian="Andale Sans UI" style:font-size-asian="11pt" style:font-name-complex="Tahoma" style:font-size-complex="11pt"/>
    </style:style>
    <style:style style:name="P56" style:family="paragraph" style:parent-style-name="Standard">
      <style:text-properties style:font-name="Times New Roman" fo:font-size="11pt" officeooo:rsid="005298ed" officeooo:paragraph-rsid="005298ed" style:font-name-asian="Andale Sans UI" style:font-size-asian="11pt" style:font-name-complex="Tahoma" style:font-size-complex="11pt"/>
    </style:style>
    <style:style style:name="P57" style:family="paragraph" style:parent-style-name="Standard">
      <style:text-properties fo:font-size="11pt" officeooo:rsid="002955d6" officeooo:paragraph-rsid="0031bdd6" style:font-size-asian="11pt" style:font-size-complex="11pt"/>
    </style:style>
    <style:style style:name="P58" style:family="paragraph" style:parent-style-name="Standard">
      <style:text-properties fo:font-size="11pt" officeooo:rsid="002955d6" officeooo:paragraph-rsid="004f6ba9" style:font-size-asian="11pt" style:font-size-complex="11pt"/>
    </style:style>
    <style:style style:name="P59" style:family="paragraph" style:parent-style-name="Standard">
      <style:text-properties fo:font-size="11pt" officeooo:rsid="0031bdd6" officeooo:paragraph-rsid="004f6ba9" style:font-size-asian="11pt" style:font-size-complex="11pt"/>
    </style:style>
    <style:style style:name="P60" style:family="paragraph" style:parent-style-name="Standard">
      <style:text-properties fo:font-size="11pt" officeooo:rsid="004f6ba9" officeooo:paragraph-rsid="004f6ba9" style:font-size-asian="11pt" style:font-size-complex="11pt"/>
    </style:style>
    <style:style style:name="P61" style:family="paragraph" style:parent-style-name="Standard">
      <style:text-properties fo:font-size="11pt" officeooo:rsid="004fd4e6" officeooo:paragraph-rsid="004fd4e6" style:font-size-asian="11pt" style:font-size-complex="11pt"/>
    </style:style>
    <style:style style:name="P62" style:family="paragraph" style:parent-style-name="Standard">
      <style:paragraph-properties fo:text-align="center" style:justify-single-word="false"/>
      <style:text-properties fo:color="#6666ff" fo:font-size="16pt" officeooo:rsid="0035c258" officeooo:paragraph-rsid="0035c258" style:font-size-asian="16pt" style:font-size-complex="16pt"/>
    </style:style>
    <style:style style:name="T1" style:family="text">
      <style:text-properties officeooo:rsid="002020a6"/>
    </style:style>
    <style:style style:name="T2" style:family="text">
      <style:text-properties officeooo:rsid="0025d84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2c0198" style:font-name-asian="Times New Roman1" style:font-name-complex="Times New Roman1"/>
    </style:style>
    <style:style style:name="T5" style:family="text">
      <style:text-properties style:font-name="Times New Roman1" officeooo:rsid="003351d0" style:font-name-asian="Times New Roman1" style:font-name-complex="Times New Roman1"/>
    </style:style>
    <style:style style:name="T6" style:family="text">
      <style:text-properties style:font-name="Times New Roman1" officeooo:rsid="0035002e" style:font-name-asian="Times New Roman1" style:font-name-complex="Times New Roman1"/>
    </style:style>
    <style:style style:name="T7" style:family="text">
      <style:text-properties style:font-name="Times New Roman1" officeooo:rsid="0036ab73" style:font-name-asian="Times New Roman1" style:font-name-complex="Times New Roman1"/>
    </style:style>
    <style:style style:name="T8" style:family="text">
      <style:text-properties style:font-name="Times New Roman1" officeooo:rsid="00372aef" style:font-name-asian="Times New Roman1" style:font-name-complex="Times New Roman1"/>
    </style:style>
    <style:style style:name="T9" style:family="text">
      <style:text-properties style:font-name="Times New Roman1" officeooo:rsid="00375178" style:font-name-asian="Times New Roman1" style:font-name-complex="Times New Roman1"/>
    </style:style>
    <style:style style:name="T10" style:family="text">
      <style:text-properties style:font-name="Times New Roman1" officeooo:rsid="004128a0" style:font-name-asian="Times New Roman1" style:font-name-complex="Times New Roman1"/>
    </style:style>
    <style:style style:name="T11" style:family="text">
      <style:text-properties style:font-name="Times New Roman1" officeooo:rsid="0045ac9b" style:font-name-asian="Times New Roman1" style:font-name-complex="Times New Roman1"/>
    </style:style>
    <style:style style:name="T12" style:family="text">
      <style:text-properties style:font-name="Times New Roman1" officeooo:rsid="004f6ba9" style:font-name-asian="Times New Roman1" style:font-name-complex="Times New Roman1"/>
    </style:style>
    <style:style style:name="T13" style:family="text">
      <style:text-properties style:font-name="Times New Roman1" fo:font-weight="bold" officeooo:rsid="00372aef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1" fo:font-weight="bold" officeooo:rsid="0036ab73" style:font-name-asian="Times New Roman1" style:font-weight-asian="bold" style:font-name-complex="Times New Roman1" style:font-weight-complex="bold"/>
    </style:style>
    <style:style style:name="T15" style:family="text">
      <style:text-properties style:font-name="Times New Roman" style:font-name-asian="Andale Sans UI" style:font-name-complex="Tahoma"/>
    </style:style>
    <style:style style:name="T16" style:family="text">
      <style:text-properties style:font-name="Times New Roman" officeooo:rsid="002c0198" style:font-name-asian="Andale Sans UI" style:font-name-complex="Tahoma"/>
    </style:style>
    <style:style style:name="T17" style:family="text">
      <style:text-properties style:font-name="Times New Roman" officeooo:rsid="002e9d10" style:font-name-asian="Andale Sans UI" style:font-name-complex="Tahoma"/>
    </style:style>
    <style:style style:name="T18" style:family="text">
      <style:text-properties style:font-name="Times New Roman" officeooo:rsid="0031bdd6" style:font-name-asian="Andale Sans UI" style:font-name-complex="Tahoma"/>
    </style:style>
    <style:style style:name="T19" style:family="text">
      <style:text-properties officeooo:rsid="002d422b"/>
    </style:style>
    <style:style style:name="T20" style:family="text">
      <style:text-properties officeooo:rsid="002fa2d8"/>
    </style:style>
    <style:style style:name="T21" style:family="text">
      <style:text-properties officeooo:rsid="002fe25a"/>
    </style:style>
    <style:style style:name="T22" style:family="text">
      <style:text-properties officeooo:rsid="003351d0"/>
    </style:style>
    <style:style style:name="T23" style:family="text">
      <style:text-properties officeooo:rsid="002c0198"/>
    </style:style>
    <style:style style:name="T24" style:family="text">
      <style:text-properties officeooo:rsid="0039b3b9"/>
    </style:style>
    <style:style style:name="T25" style:family="text">
      <style:text-properties officeooo:rsid="003b5ae1"/>
    </style:style>
    <style:style style:name="T26" style:family="text">
      <style:text-properties officeooo:rsid="003d9ac9"/>
    </style:style>
    <style:style style:name="T27" style:family="text">
      <style:text-properties officeooo:rsid="0045fdfd"/>
    </style:style>
    <style:style style:name="T28" style:family="text">
      <style:text-properties officeooo:rsid="004764da"/>
    </style:style>
    <style:style style:name="T29" style:family="text">
      <style:text-properties officeooo:rsid="004aad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BCM56850</text:p>
      <text:p text:style-name="P1"/>
      <text:p text:style-name="P2"><text:span text:style-name="T5">▌ </text:span><text:s/>Non-blocking Switch (104 * 10 GbE or 32 * 40 GbE). <text:span text:style-name="T1">L2/L3 switching.</text:span></text:p>
      <text:p text:style-name="P31"/>
      <text:p text:style-name="P32"><text:span text:style-name="T3">▌ </text:span><text:span text:style-name="T6">Devices:</text:span></text:p>
      <text:p text:style-name="P33"><text:span text:style-name="T6"><text:tab/></text:span><text:span text:style-name="T3">BCM56852/56853/56854/56855</text:span></text:p>
      <text:p text:style-name="P31"/>
      <text:p text:style-name="P3"><text:span text:style-name="T5">▌ </text:span><text:s/>32 Warpcore, each with 4 * 10 G SerDes and associated PCS, supports SGMII, XFI, XAUI, XLAUI, Bcom HiGig2, 10GBASE-KR/CR/SR, 40GBASE-KR4/CR4.</text:p>
      <text:p text:style-name="P18"><text:tab/>4 * SerDes lanes per Warpcore.</text:p>
      <text:p text:style-name="P18"><text:tab/>Single-lane (HG[11]), Two-lane (HG[21]), and Four-lane (HG[42]) configurations.</text:p>
      <text:p text:style-name="P9"/>
      <text:p text:style-name="P5"><text:span text:style-name="T5">▌ </text:span><text:s/>Software: compatibel with StrataXGS.</text:p>
      <text:p text:style-name="P4"/>
      <text:p text:style-name="P7"><text:span text:style-name="T5">▌ </text:span><text:s/>FCoE = Fibre Channel over Etherent.</text:p>
      <text:p text:style-name="P6"/>
      <text:p text:style-name="P11"><text:span text:style-name="T5">▌ </text:span><text:s/>Configurations<text:span text:style-name="T21"> and Interfaces (see p.40)</text:span></text:p>
      <text:p text:style-name="P8"><text:tab/>1 GbE, 10 GbE, 20 GbE, and 40 GbE.</text:p>
      <text:p text:style-name="P19"><text:tab/>10/100/1000 MbE = SGMII + External PHY</text:p>
      <text:p text:style-name="P19"><text:tab/>1 GbE = SGMII, 1000X</text:p>
      <text:p text:style-name="P19"><text:tab/>2.5 GbE = SerDes</text:p>
      <text:p text:style-name="P19"><text:tab/>10 GbE = KR, SR, SFI, XFI, RXAUI, XAUI, KX4, CX4</text:p>
      <text:p text:style-name="P19"><text:tab/>20 GbE = KR2, DXAUI</text:p>
      <text:p text:style-name="P19"><text:tab/>40 GbE = XLAUI, KR4, CR4, SR4, XLPPI</text:p>
      <text:p text:style-name="P9"/>
      <text:p text:style-name="P11"><text:span text:style-name="T5">▌ </text:span><text:span text:style-name="T22"><text:s/>Terminology:</text:span></text:p>
      <text:p text:style-name="P10"><text:span text:style-name="T4">●</text:span><text:span text:style-name="T16"> </text:span>VPLAG = Virtual Port Link Aggregation Group.</text:p>
      <text:p text:style-name="P10"><text:span text:style-name="T4">●</text:span><text:span text:style-name="T16"> </text:span>VxLAN = </text:p>
      <text:p text:style-name="P10"><text:span text:style-name="T4">●</text:span><text:span text:style-name="T16"> </text:span>L2GRE = </text:p>
      <text:p text:style-name="P10"><text:span text:style-name="T4">●</text:span><text:span text:style-name="T16"> </text:span>NVGRE =</text:p>
      <text:p text:style-name="P10"><text:span text:style-name="T4">●</text:span><text:span text:style-name="T16"> </text:span>MPLS =</text:p>
      <text:p text:style-name="P10"><text:span text:style-name="T4">●</text:span><text:span text:style-name="T16"> </text:span>VPLS =</text:p>
      <text:p text:style-name="P10"><text:span text:style-name="T4">●</text:span><text:span text:style-name="T16"> </text:span>ISATAP =</text:p>
      <text:p text:style-name="P10"><text:span text:style-name="T4">●</text:span><text:span text:style-name="T16"> </text:span>Q-in-Q = </text:p>
      <text:p text:style-name="P27"><text:span text:style-name="T4">●</text:span><text:span text:style-name="T16"> </text:span>TSC = TDM SerDes<text:span text:style-name="T19"> Core</text:span></text:p>
      <text:p text:style-name="P8"/>
      <text:p text:style-name="P13"><text:span text:style-name="T5">▌</text:span> Load balancing:</text:p>
      <text:p text:style-name="P12"><text:tab/>Destination Module Flow Control</text:p>
      <text:p text:style-name="P12"><text:tab/>ECN</text:p>
      <text:p text:style-name="P12"><text:tab/>Dynamic Load Balancing</text:p>
      <text:p text:style-name="P12"><text:tab/>Enhanced Trunk Hashing</text:p>
      <text:p text:style-name="P12"><text:tab/>RTAG7</text:p>
      <text:p text:style-name="P12"><text:tab/>Symmetric Hash</text:p>
      <text:p text:style-name="P12"><text:tab/>Flex Hash</text:p>
      <text:p text:style-name="P12"><text:tab/>Resilient Hash</text:p>
      <text:p text:style-name="P12"/>
      <text:p text:style-name="P15"><text:span text:style-name="T5">▌</text:span> Jambo frames up to 12K</text:p>
      <text:p text:style-name="P14"/>
      <text:p text:style-name="P15"><text:span text:style-name="T5">▌</text:span> Scheduling:</text:p>
      <text:p text:style-name="P14"><text:tab/>SP</text:p>
      <text:p text:style-name="P14"><text:tab/>RR<text:span text:style-name="T2"> = Round Robin</text:span></text:p>
      <text:p text:style-name="P14"><text:tab/>WRR</text:p>
      <text:p text:style-name="P14"><text:tab/>WDRR</text:p>
      <text:p text:style-name="P14"><text:soft-page-break/></text:p>
      <text:p text:style-name="P17"><text:span text:style-name="T5">▌ </text:span>Modules:</text:p>
      <text:p text:style-name="P16"><text:tab/>Warpcore -- 32</text:p>
      <text:p text:style-name="P16"><text:tab/>10/40 GbE MAC</text:p>
      <text:p text:style-name="P16"><text:tab/>FCoE Forwarding Engine</text:p>
      <text:p text:style-name="P16"><text:tab/>Packet Buffer</text:p>
      <text:p text:style-name="P16"><text:tab/>VLAN</text:p>
      <text:p text:style-name="P16"><text:tab/>L2 Processing</text:p>
      <text:p text:style-name="P16"><text:tab/>L3 Processing</text:p>
      <text:p text:style-name="P16"><text:tab/>VM Switching</text:p>
      <text:p text:style-name="P16"><text:tab/>Content-Aware Engine</text:p>
      <text:p text:style-name="P20"><text:span text:style-name="T5">▌</text:span> L2 Switching</text:p>
      <text:p text:style-name="P19"><text:tab/>Packet sizes: 64...1522 bytes (IEEE 802.3), jambo up to 12 K.</text:p>
      <text:p text:style-name="P19"/>
      <text:p text:style-name="P20"><text:span text:style-name="T5">▌ </text:span>VLAN</text:p>
      <text:p text:style-name="P19"><text:tab/>MAC-based VLANs</text:p>
      <text:p text:style-name="P19"><text:tab/>Protocol-based VLANs</text:p>
      <text:p text:style-name="P19"><text:tab/>IP-subnet-based VLANs</text:p>
      <text:p text:style-name="P19"><text:tab/>Port-based VLANs</text:p>
      <text:p text:style-name="P19"/>
      <text:p text:style-name="P22"><text:span text:style-name="T5">▌ </text:span>40 GbE = SR Fiber or Twinax Copper</text:p>
      <text:p text:style-name="P21"/>
      <text:p text:style-name="P26"><text:span text:style-name="T5">▌ </text:span>Warpcore = Physical Layer interface to BCM56850 which supports up to 42 Gbps.</text:p>
      <text:p text:style-name="P23"><text:span text:style-name="T4">●</text:span><text:span text:style-name="T16"> </text:span>Line rates = 1 GbE, 2.5 GbE, 10 GbE, 40 GbE, HG[11], HG[21], HG[40], HG[42].</text:p>
      <text:p text:style-name="P28"><text:span text:style-name="T4">●</text:span><text:span text:style-name="T16"> </text:span>Each Warpcore contains 4 SerDes lanes<text:span text:style-name="T20">. Each lane operates at 1.25 Gbps ... 10.9375 Gbps.</text:span></text:p>
      <text:p text:style-name="P29"><text:span text:style-name="T3">●</text:span><text:span text:style-name="T15"> </text:span>Each Warpcore lane can be configurated as a single individual port or multiple lanes can be aggregated into a single port.</text:p>
      <text:p text:style-name="P24"><text:span text:style-name="T4">●</text:span><text:span text:style-name="T16"> </text:span><text:span text:style-name="T17"><text:s/>MAC &lt;=4=&gt; SerDes Warpcore (TSC4 | 4 * Lanes) &lt;=4=&gt; Serial Data In/Out</text:span></text:p>
      <text:p text:style-name="P34"/>
      <text:p text:style-name="P30"><text:span text:style-name="T5">▌ </text:span>Device Management</text:p>
      <text:p text:style-name="P25"><text:span text:style-name="T4">●</text:span><text:span text:style-name="T16"> </text:span><text:span text:style-name="T18">PCIe</text:span></text:p>
      <text:p text:style-name="P25"><text:span text:style-name="T4">●</text:span><text:span text:style-name="T16"> </text:span><text:span text:style-name="T18">MIIM (IEEE 802.3u), two-wires = MDC (clock) + MDIO (bidirectional data).</text:span></text:p>
      <text:p text:style-name="P25"/>
      <text:p text:style-name="P59"><text:span text:style-name="T5">▌ </text:span><text:span text:style-name="T12">Packet flow:</text:span></text:p>
      <text:p text:style-name="P61"><text:tab/>Line</text:p>
      <text:p text:style-name="P60"><text:span text:style-name="T12"><text:tab/></text:span><text:span text:style-name="T3">-----------</text:span></text:p>
      <text:p text:style-name="P60"><text:span text:style-name="T3"><text:tab/>Warpcore</text:span></text:p>
      <text:p text:style-name="P60"><text:span text:style-name="T3"><text:tab/>-----------</text:span></text:p>
      <text:p text:style-name="P60"><text:tab/>MAC</text:p>
      <text:p text:style-name="P60"><text:span text:style-name="T3"><text:tab/>-----------</text:span></text:p>
      <text:p text:style-name="P60"><text:span text:style-name="T3"><text:tab/>XLPORT</text:span></text:p>
      <text:p text:style-name="P60"><text:span text:style-name="T3"><text:tab/>-----------</text:span></text:p>
      <text:p text:style-name="P60"><text:span text:style-name="T3"><text:tab/>Egress/Ingress pipeline</text:span></text:p>
      <text:p text:style-name="P60"><text:span text:style-name="T3"><text:tab/>-----------</text:span></text:p>
      <text:p text:style-name="P61"><text:span text:style-name="T3"><text:tab/>CPU</text:span></text:p>
      <text:p text:style-name="P58"/>
      <text:p text:style-name="P35"><text:span text:style-name="T5">▌ </text:span><text:span text:style-name="T14">Table Lookup</text:span><text:span text:style-name="T7"> (p.59)</text:span></text:p>
      <text:p text:style-name="P37">Three types of search algorithms:</text:p>
      <text:p text:style-name="P37"><text:span text:style-name="T4">●</text:span><text:span text:style-name="T23"> </text:span>Hash Search Lookup<text:span text:style-name="T24"> -- For L2 MAC, L3 IP (IPv4 and IPv6), MAC VLAN, IPMC.</text:span></text:p>
      <text:p text:style-name="P38"><text:span text:style-name="T4">●</text:span><text:span text:style-name="T23"> Direct Index Lookup -- For VLAN and Port search (16K tables).</text:span></text:p>
      <text:p text:style-name="P38"><text:span text:style-name="T4">●</text:span><text:span text:style-name="T23"> TCAM (Ternary Content-Addressable Memory) Search Lookup</text:span></text:p>
      <text:p text:style-name="P42"><text:tab/>TCAM search examines every entry in a table simultaneously<text:span text:style-name="T25"> using wildcards/masks.</text:span></text:p>
      <text:p text:style-name="P43">CAM = storage location determined not by addess, but by the content/data itself.<text:span text:style-name="T26"> This type of memory is parallel </text:span><text:soft-page-break/><text:span text:style-name="T26">by its nature.</text:span></text:p>
      <text:p text:style-name="P35"/>
      <text:p text:style-name="P35"><text:span text:style-name="T5">▌ </text:span><text:span text:style-name="T14">Link Aggregation Group</text:span><text:span text:style-name="T7"> (p.312</text:span><text:span text:style-name="T9">, p.422)</text:span></text:p>
      <text:p text:style-name="P53">Allows several ports to be bundled together to form a single logical link (or trunk).</text:p>
      <text:p text:style-name="P54">Up to 1024 LAG groups, each having up to 256 member ports.</text:p>
      <text:p text:style-name="P55">Hardware-based LAG failover.</text:p>
      <text:p text:style-name="P54"/>
      <text:p text:style-name="P47"><text:span text:style-name="T4">●</text:span><text:span text:style-name="T23"> VPLAG (Virtual Port LAG) = allows to group VMs into virtual LAG.</text:span></text:p>
      <text:p text:style-name="P56">All members of VPLAG share the same IP and MAC for data plane and each having its own IP and MAC for manangement plane.</text:p>
      <text:p text:style-name="P35"><text:span text:style-name="T7"/></text:p>
      <text:p text:style-name="P36"><text:span text:style-name="T5">▌ </text:span><text:span text:style-name="T13">NAT</text:span><text:span text:style-name="T8"> (p.403)</text:span></text:p>
      <text:p text:style-name="P44"><text:span text:style-name="T8">N</text:span><text:span text:style-name="T3">AT (Network Address Translation) maps IP</text:span><text:span text:style-name="T10"> (and, possibly, ports)</text:span><text:span text:style-name="T3"> from one address domain to another (e.g. WAN &lt;=&gt; LAN).</text:span></text:p>
      <text:p text:style-name="P44"><text:span text:style-name="T3">Private IP ranges:</text:span></text:p>
      <text:p text:style-name="P44"><text:span text:style-name="T3"><text:tab/>10.0.0.0/8</text:span></text:p>
      <text:p text:style-name="P44"><text:span text:style-name="T3"><text:tab/>172.16.x.x/12</text:span></text:p>
      <text:p text:style-name="P44"><text:span text:style-name="T3"><text:tab/>192.168.x.x/24</text:span></text:p>
      <text:p text:style-name="P46"><text:span text:style-name="T4">●</text:span><text:span text:style-name="T23"> </text:span>SNAT (Source-to-Dest<text:span text:style-name="T29">, outband traffic</text:span>), DNAN (Dest-to-Source<text:span text:style-name="T29">, inband traffic</text:span>) translation.</text:p>
      <text:p text:style-name="P49"/>
      <text:p text:style-name="P45"><text:span text:style-name="T3">Two variations of </text:span><text:span text:style-name="T11">Traditional </text:span><text:span text:style-name="T3">NAT:</text:span></text:p>
      <text:p text:style-name="P39"><text:span text:style-name="T4">●</text:span><text:span text:style-name="T23"> Basic NAT = NAT router modifies the IP addresses. One-to-one translation.</text:span></text:p>
      <text:p text:style-name="P39"><text:span text:style-name="T4">●</text:span><text:span text:style-name="T23"> NAPT</text:span></text:p>
      <text:p text:style-name="P48"/>
      <text:p text:style-name="P49"><text:span text:style-name="T4">●</text:span><text:span text:style-name="T23"> </text:span>Traditional NAT allows only Internal hosts to initiate the comm. sessions.</text:p>
      <text:p text:style-name="P49">Bidirectional NAT allows external hosts to initiate sessions with internal hosts. B-NAT is also <text:span text:style-name="T27">referred as port </text:span>forwarding.</text:p>
      <text:p text:style-name="P39"/>
      <text:p text:style-name="P51"><text:span text:style-name="T4">●</text:span><text:span text:style-name="T23"> </text:span>Twice NAT = a variation of NAT in which both SIP and DIP are modified as a packet crosses the address domains/realms.<text:span text:style-name="T28"> Note, in Traditional NAT, only SIP[:SPO] is modified.</text:span></text:p>
      <text:p text:style-name="P52">Use case for Twice NAT -- merging subnets with overlapping addresses.</text:p>
      <text:p text:style-name="P50"/>
      <text:p text:style-name="P40"><text:span text:style-name="T4">●</text:span><text:span text:style-name="T23"> Subnet-based NAT = replaces only subnet portion of IP leaving the host IP as is.</text:span></text:p>
      <text:p text:style-name="P40"/>
      <text:p text:style-name="P41"><text:span text:style-name="T4">●</text:span><text:span text:style-name="T23"> Static or Dynamic NAT (REF 2663)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47S</meta:editing-duration>
    <meta:editing-cycles>57</meta:editing-cycles>
    <meta:generator>LibreOffice/4.2.6.3$Linux_X86_64 LibreOffice_project/420m0$Build-3</meta:generator>
    <dc:date>2014-09-28T11:18:19.764658862</dc:date>
    <meta:document-statistic meta:table-count="0" meta:image-count="0" meta:object-count="0" meta:page-count="3" meta:paragraph-count="109" meta:word-count="665" meta:character-count="3882" meta:non-whitespace-character-count="3265"/>
    <meta:user-defined meta:name="Info 1"/>
    <meta:user-defined meta:name="Info 2"/>
    <meta:user-defined meta:name="Info 3"/>
    <meta:user-defined meta:name="Info 4"/>
  </office:meta>
</office:document-meta>
</file>